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an Buitrago</text:p>
      <text:p text:style-name="Standard">John Richter</text:p>
      <text:p text:style-name="Standard">4-30-2012</text:p>
      <text:p text:style-name="Standard"/>
      <text:p text:style-name="P1">CS 337 project 3: string matching Report</text:p>
      <text:p text:style-name="P2"/>
      <text:p text:style-name="P2"><text:tab/>First we compare the brute force algorithm to the other 3 algorithms, Rabin-Karp, Kunth-Morris-Pratt, and Boyer-Moore.</text:p>
      <text:p text:style-name="P2"/>
      <text:p text:style-name="P2"/>
      <text:p text:style-name="P2"><text:tab/>Now we will compare 2 different hash algorithms. hash() is a linear sum of the ascii values of the characters <text:s/>in the alignment or pattern. hashBase() treats the string as a base 246 number with each term modded by a prime, 31, 127, or 518. Then we will compare the collisions with the different mod valu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an Buitrago</meta:initial-creator>
    <meta:creation-date>2012-04-30T20:13:02</meta:creation-date>
    <dc:date>2012-04-30T20:29:31</dc:date>
    <dc:creator>Ian Buitrago</dc:creator>
    <meta:editing-duration>PT00H16M30S</meta:editing-duration>
    <meta:editing-cycles>8</meta:editing-cycles>
    <meta:generator>OpenOffice.org/3.2$Linux OpenOffice.org_project/320m12$Build-9483</meta:generator>
    <meta:document-statistic meta:table-count="0" meta:image-count="0" meta:object-count="0" meta:page-count="1" meta:paragraph-count="6" meta:word-count="84" meta:character-count="500"/>
  </office:meta>
</office:document-meta>
</file>